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1befa9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e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QPlainTextEdit类提供用于编辑和显示纯文本的Widget。</text:p>
      <text:p text:style-name="P1"><text:tab/><text:span text:style-name="T1">介绍和概念</text:span></text:p>
      <text:p text:style-name="P1"><text:tab/>QPlainTextEdit是一种先进的浏览器/编辑器支持纯文本。它经过优化处理大文件，并快速响应用户输入。</text:p>
      <text:p text:style-name="P2"><text:tab/>QPlainText使用和QTextEdit非常相同的技术和概念，但对于纯文本处理进行了优化。</text:p>
      <text:p text:style-name="P1"><text:tab/>QPlainTextEdit适用于段落和字符。一个段落是一个格式化字符串，它是自动换行以适应窗口部件的宽度。默认情况下阅读纯文本时，有一个换行符表示一个段落。一个文档由零个或多个段落组成。段落是由硬换行分隔。段落中的每个字符具有其自己的属性，例如，字体和颜色。</text:p>
      <text:p text:style-name="P1"><text:tab/>QPlainTextEdit鼠标光标的形状默认是Qt :: IBeamCursor。它可以通过<text:span text:style-name="T2">viewport()</text:span>的光标属性来改变。</text:p>
      <text:p text:style-name="P1"><text:tab/><text:span text:style-name="T1">使用QPlainTextEdit作为显示的Widget</text:span></text:p>
      <text:p text:style-name="P2"><text:tab/>文本设置或更换使用setPlainText()，它会删除现有文本，并替换它，传递给setPlainText()文本。</text:p>
      <text:p text:style-name="P1"><text:tab/>文本可以使用QTextCursor类或者使用的方便功能insertPlainText()，appendPlainText()或<text:span text:style-name="T2">paste</text:span>()插入。</text:p>
      <text:p text:style-name="P2"><text:tab/>默认情况下，文本编辑自动换行的空白，以适应文本编辑窗口部件。setLineWrapMode()函数用于指定一种你想要线条的包装，WidgetWidth或NoWrap的，如果你不希望有任何的包装。如果您使用自动换行到部件的宽度WidgetWidth，您可以指定是否使用setWordWrapMode<text:span text:style-name="T2">()</text:span>打破空白或任何地方。</text:p>
      <text:p text:style-name="P1"><text:tab/><text:span text:style-name="T2">find</text:span>()函数可用于查找和选择文本中给定的字符串。</text:p>
      <text:p text:style-name="P2"><text:tab/>如果要限制在QPlainTextEdit段的总数，例如在日志查看器有用，那么你可以使用maximumBlockCount属性。 setMaximumBlockCount()和appendPlainText()的组合能够打开QPlainTextEdit成一个高效的查看器记录文本。滚动可使用centerOnScroll()属性减少，使得日志查看器甚至更快。文本可以以有限的方式进行格式化，或者使用语法高亮（见下文），或通过添加HTML格式的文本与appendHtml()。虽然QPlainTextEdit不支持复杂的富文本渲染表和花车，它支持您可能需要在日志查看器有限的段落为基础的格式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6:20:14.437457678</meta:creation-date>
    <dc:date>2016-01-20T16:32:06.156930416</dc:date>
    <meta:editing-duration>P0D</meta:editing-duration>
    <meta:editing-cycles>1</meta:editing-cycles>
    <meta:document-statistic meta:table-count="0" meta:image-count="0" meta:object-count="0" meta:page-count="1" meta:paragraph-count="12" meta:word-count="601" meta:character-count="986" meta:non-whitespace-character-count="971"/>
    <meta:generator>LibreOffice/4.2.8.2$Linux_X86_64 LibreOffice_project/420m0$Build-2</meta:generator>
  </office:meta>
</office:document-meta>
</file>